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5a85" officeooo:paragraph-rsid="000b5a85"/>
    </style:style>
    <style:style style:name="P2" style:family="paragraph" style:parent-style-name="Standard">
      <style:text-properties officeooo:rsid="000b5a85" officeooo:paragraph-rsid="000c8316"/>
    </style:style>
    <style:style style:name="P3" style:family="paragraph" style:parent-style-name="Standard">
      <style:text-properties fo:font-style="italic" fo:font-weight="bold" officeooo:rsid="000b5a85" officeooo:paragraph-rsid="000b5a85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0b5a85" officeooo:paragraph-rsid="000d4342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0c8316" officeooo:paragraph-rsid="000c8316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0c8316" officeooo:paragraph-rsid="000d4342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0c8316" officeooo:paragraph-rsid="000f0152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0e7993" officeooo:paragraph-rsid="000e7993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0f0152" officeooo:paragraph-rsid="000f0152" style:font-style-asian="italic" style:font-weight-asian="bold" style:font-style-complex="italic" style:font-weight-complex="bold"/>
    </style:style>
    <style:style style:name="P10" style:family="paragraph" style:parent-style-name="Standard">
      <style:text-properties officeooo:rsid="000c8316" officeooo:paragraph-rsid="000c8316"/>
    </style:style>
    <style:style style:name="P11" style:family="paragraph" style:parent-style-name="Standard">
      <style:text-properties fo:font-style="normal" fo:font-weight="normal" officeooo:rsid="000c8316" officeooo:paragraph-rsid="000c831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d4342" officeooo:paragraph-rsid="000d434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e7993" officeooo:paragraph-rsid="000e799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f0152" officeooo:paragraph-rsid="000f015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rsid="000d4342" officeooo:paragraph-rsid="000d4342"/>
    </style:style>
    <style:style style:name="P16" style:family="paragraph" style:parent-style-name="Standard">
      <style:text-properties officeooo:rsid="000e7993" officeooo:paragraph-rsid="000e7993"/>
    </style:style>
    <style:style style:name="T1" style:family="text">
      <style:text-properties officeooo:rsid="000c8316"/>
    </style:style>
    <style:style style:name="T2" style:family="text">
      <style:text-properties officeooo:rsid="000d4342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d4342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7993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0f0152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éer et éditer un fichier :</text:p>
      <text:p text:style-name="P1"/>
      <text:p text:style-name="P1">Ex :</text:p>
      <text:p text:style-name="P3">vim + nom du fichier</text:p>
      <text:p text:style-name="P3"/>
      <text:p text:style-name="P15">Dans vim on peut ouvrir un shell </text:p>
      <text:p text:style-name="P4">:!</text:p>
      <text:p text:style-name="P15">appliquer une ligne de commande </text:p>
      <text:p text:style-name="P4">:! + commande</text:p>
      <text:p text:style-name="P1"/>
      <text:p text:style-name="P1"><text:span text:style-name="T3">: </text:span><text:span text:style-name="T4">hardcopy</text:span><text:span text:style-name="T2"> permet de copy le texte tout en gardant sa forme initial</text:span></text:p>
      <text:p text:style-name="P1"/>
      <text:p text:style-name="P16">Chercher un mot ou un caractère :</text:p>
      <text:p text:style-name="P16">[ECHAP]</text:p>
      <text:p text:style-name="P8"><text:s/>/+ le mot recherché </text:p>
      <text:p text:style-name="P16"/>
      <text:p text:style-name="P1"/>
      <text:p text:style-name="P1"><text:span text:style-name="T1">I] </text:span>DÉPLACEMENT DU CURSEUR</text:p>
      <text:p text:style-name="P1"/>
      <text:p text:style-name="P3">ctrl + → <text:s/>permet de se deplacer « <text:span text:style-name="T1">librement » ou bien →</text:span></text:p>
      <text:p text:style-name="P3"/>
      <text:p text:style-name="P2"/>
      <text:p text:style-name="P2"><text:span text:style-name="T1">II] SORTIR DE VIM</text:span></text:p>
      <text:p text:style-name="P2"/>
      <text:p text:style-name="P10">Quitter sans enregistrer :</text:p>
      <text:p text:style-name="P5">:q !</text:p>
      <text:p text:style-name="P5"/>
      <text:p text:style-name="P11">Eregistrer &amp; quitter</text:p>
      <text:p text:style-name="P5">:wq</text:p>
      <text:p text:style-name="P11"/>
      <text:p text:style-name="P11">I<text:span text:style-name="T2">I</text:span>I] EFFACEMEN<text:span text:style-name="T2">T</text:span></text:p>
      <text:p text:style-name="P11"/>
      <text:p text:style-name="P12">Effacer le caractère sous le curseur :</text:p>
      <text:p text:style-name="P6">x</text:p>
      <text:p text:style-name="P13"/>
      <text:p text:style-name="P13">Effacer u<text:span text:style-name="T8">n</text:span> mot :</text:p>
      <text:p text:style-name="P13"/>
      <text:p text:style-name="P14">Se mettre devant le mot et taper :</text:p>
      <text:p text:style-name="P7">dw</text:p>
      <text:p text:style-name="P13"/>
      <text:p text:style-name="P14">Effacer jusqu'en fin de ligne :</text:p>
      <text:p text:style-name="P9">d$</text:p>
      <text:p text:style-name="P14"/>
      <text:p text:style-name="P12">IV] EDITION DE TEXTE – AJOUTER <text:span text:style-name="T6">(début de ligne ou en fin de ligne)</text:span></text:p>
      <text:p text:style-name="P12"/>
      <text:p text:style-name="P13">[ECHAP]</text:p>
      <text:p text:style-name="P13"/>
      <text:p text:style-name="P13"><text:span text:style-name="T5">a </text:span>et si le curseur est en début de ligne, <text:span text:style-name="T5">A </text:span>permet d'aller directement en fin de 1 er ligne.</text:p>
      <text:p text:style-name="P13">Et pour revenir en début de ligne : <text:span text:style-name="T5">0</text:span></text:p>
      <text:p text:style-name="P13"/>
      <text:p text:style-name="P14"/>
      <text:p text:style-name="P14"/>
      <text:p text:style-name="P14"><text:soft-page-break/></text:p>
      <text:p text:style-name="P14">V] OPÉRATEURS ET DES MOUVEMENTS</text:p>
      <text:p text:style-name="P14"/>
      <text:p text:style-name="P14">L'opérateur d'effacement.</text:p>
      <text:p text:style-name="P9">d</text:p>
      <text:p text:style-name="P9"><text:span text:style-name="T7">Se déplacer au début de du prochain mot :</text:span></text:p>
      <text:p text:style-name="P9">Ctrl + → ou w</text:p>
      <text:p text:style-name="P9"><text:span text:style-name="T7">Jusqu'à la fin du mot courant </text:span></text:p>
      <text:p text:style-name="P9">e</text:p>
      <text:p text:style-name="P14"/>
      <text:p text:style-name="P14">Jusqu'à la fin de la ligne :</text:p>
      <text:p text:style-name="P9">$</text:p>
      <text:p text:style-name="P9"/>
      <text:p text:style-name="P9"><text:span text:style-name="T7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0:39:21.742318042</meta:creation-date>
    <meta:generator>LibreOffice/4.3.3.2$Linux_X86_64 LibreOffice_project/430m0$Build-2</meta:generator>
    <dc:date>2015-10-13T12:00:15.711205295</dc:date>
    <meta:editing-duration>PT17S</meta:editing-duration>
    <meta:editing-cycles>1</meta:editing-cycles>
    <meta:document-statistic meta:table-count="0" meta:image-count="0" meta:object-count="0" meta:page-count="2" meta:paragraph-count="39" meta:word-count="195" meta:character-count="922" meta:non-whitespace-character-count="759"/>
  </office:meta>
</office:document-meta>
</file>